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ffffff"/>
    </style:style>
    <style:style style:name="gr2" style:family="graphic" style:parent-style-name="standard">
      <style:graphic-properties draw:stroke="none" svg:stroke-width="0.002cm" draw:fill-color="#2197c9"/>
    </style:style>
    <style:style style:name="gr3" style:family="graphic" style:parent-style-name="standard">
      <style:graphic-properties draw:stroke="none" svg:stroke-width="0.002cm" draw:fill-color="#add2dd"/>
    </style:style>
    <style:style style:name="gr4" style:family="graphic" style:parent-style-name="standard">
      <style:graphic-properties draw:stroke="none" svg:stroke-width="0.002cm" draw:fill-color="#47adda"/>
    </style:style>
    <style:style style:name="gr5" style:family="graphic" style:parent-style-name="standard">
      <style:graphic-properties draw:stroke="none" svg:stroke-width="0.002cm" draw:fill-color="#329fd1"/>
    </style:style>
    <style:style style:name="gr6" style:family="graphic" style:parent-style-name="standard">
      <style:graphic-properties draw:stroke="none" svg:stroke-width="0.002cm" draw:fill-color="#0e648d"/>
    </style:style>
  </office:automatic-styles>
  <office:body>
    <office:drawing>
      <draw:page draw:name="page1" draw:style-name="dp1" draw:master-page-name="Default">
        <draw:g>
          <draw:glue-point draw:id="4" svg:x="-3.049cm" svg:y="-5cm"/>
          <draw:glue-point draw:id="5" svg:x="4.245cm" svg:y="-5cm"/>
          <draw:glue-point draw:id="6" svg:x="0.598cm" svg:y="-5cm"/>
          <draw:glue-point draw:id="7" svg:x="-4.281cm" svg:y="5cm"/>
          <draw:glue-point draw:id="8" svg:x="3.067cm" svg:y="5cm"/>
          <draw:glue-point draw:id="9" svg:x="-0.608cm" svg:y="5cm"/>
          <draw:glue-point draw:id="10" svg:x="-5cm" svg:y="-1.838cm"/>
          <draw:glue-point draw:id="11" svg:x="-5cm" svg:y="3.84cm"/>
          <draw:glue-point draw:id="12" svg:x="-5cm" svg:y="1.001cm"/>
          <draw:glue-point draw:id="13" svg:x="5cm" svg:y="-3.79cm"/>
          <draw:glue-point draw:id="14" svg:x="5cm" svg:y="2.033cm"/>
          <draw:glue-point draw:id="15" svg:x="5cm" svg:y="-0.877cm"/>
          <draw:glue-point draw:id="16" svg:x="-0.002cm" svg:y="0.031cm"/>
          <draw:polygon draw:style-name="gr1" draw:layer="layout" svg:width="0.044cm" svg:height="0.087cm" svg:x="1.584cm" svg:y="1.073cm" svg:viewBox="0 0 45 88" draw:points="0,88 5,88 10,87 15,85 20,83 23,81 27,79 31,76 33,74 37,71 38,66 40,63 42,60 43,56 43,51 45,48 45,43 45,39 43,35 43,31 42,28 40,23 38,20 37,16 33,14 31,11 27,8 23,5 20,4 15,2 10,1 5,1 0,0">
            <text:p/>
          </draw:polygon>
          <draw:polygon draw:style-name="gr1" draw:layer="layout" svg:width="0.727cm" svg:height="0.691cm" svg:x="0.857cm" svg:y="0.468cm" svg:viewBox="0 0 728 692" draw:points="0,0 0,17 0,36 2,53 3,71 5,89 8,106 11,124 14,142 17,159 22,174 27,191 32,208 37,224 44,241 49,256 56,273 63,288 71,303 78,318 87,333 95,347 104,362 114,376 122,390 133,404 143,416 153,430 165,443 175,455 186,468 199,480 211,491 223,503 235,515 249,525 262,536 276,546 290,556 303,566 318,575 333,585 348,592 363,602 378,609 394,617 410,624 426,632 443,638 459,645 475,650 493,655 510,661 527,666 544,670 562,674 579,677 598,680 616,684 634,685 653,687 672,689 690,691 709,691 728,692 728,605 711,605 694,604 678,603 661,602 644,600 627,598 611,596 596,592 579,590 564,586 549,582 533,578 518,574 503,569 488,563 474,558 460,552 445,546 431,539 417,532 404,525 391,518 378,511 365,503 352,495 339,486 327,477 315,469 303,459 293,450 281,440 270,430 259,419 249,409 238,398 228,387 220,376 210,363 201,352 193,340 184,328 177,316 169,304 162,291 155,277 148,265 142,251 136,238 129,224 124,210 119,196 114,182 110,167 106,152 102,138 99,123 96,109 94,94 91,79 90,63 88,48 87,31 87,16 87,0">
            <text:p/>
          </draw:polygon>
          <draw:polygon draw:style-name="gr1" draw:layer="layout" svg:width="0.087cm" svg:height="0.043cm" svg:x="0.857cm" svg:y="0.425cm" svg:viewBox="0 0 88 44" draw:points="88,44 88,39 86,34 84,29 83,24 81,20 79,17 76,14 73,11 70,8 66,7 63,4 59,3 55,1 52,0 47,0 43,0 39,0 35,0 31,1 27,3 23,4 20,7 16,8 13,11 10,14 8,17 5,20 3,24 2,29 0,34 0,39 0,44">
            <text:p/>
          </draw:polygon>
          <draw:polygon draw:style-name="gr1" draw:layer="layout" svg:width="0.044cm" svg:height="0.086cm" svg:x="1.584cm" svg:y="1.031cm" svg:viewBox="0 0 45 87" draw:points="0,87 5,87 10,86 15,84 20,83 23,81 27,79 31,76 33,74 37,69 38,66 40,63 42,59 43,55 43,52 45,47 45,43 45,39 43,35 43,30 42,27 40,23 38,20 37,16 33,13 31,10 27,7 23,5 20,3 15,2 10,0 5,0 0,0">
            <text:p/>
          </draw:polygon>
          <draw:polygon draw:style-name="gr1" draw:layer="layout" svg:width="0.727cm" svg:height="0.648cm" svg:x="0.857cm" svg:y="0.468cm" svg:viewBox="0 0 728 649" draw:points="0,0 0,17 0,35 2,53 3,71 5,89 8,106 11,123 14,140 18,156 22,172 27,188 32,205 38,220 44,236 49,251 56,266 63,281 71,295 79,310 87,324 96,338 105,351 114,365 124,377 133,391 145,403 155,415 165,428 177,438 187,450 200,462 213,472 225,483 237,493 250,502 264,512 277,522 292,530 305,539 320,548 334,555 350,563 365,570 380,578 396,585 411,591 428,597 444,603 460,608 477,614 494,618 510,623 528,626 545,630 563,634 581,638 599,640 617,642 635,644 653,645 672,647 690,648 709,649 728,649 728,563 710,563 694,563 677,561 660,560 643,558 627,556 610,554 595,552 578,549 563,546 547,543 532,539 516,536 501,530 487,527 472,522 457,516 443,511 429,505 416,500 402,493 389,486 375,480 362,473 350,466 338,457 325,450 314,442 302,434 290,425 279,416 269,407 258,397 247,388 237,378 228,368 218,358 209,347 200,337 192,326 184,315 175,304 169,292 162,280 154,268 148,255 141,243 136,231 129,218 124,205 119,191 114,178 110,164 106,150 102,135 99,121 96,107 94,92 91,78 90,63 88,47 87,31 87,16 87,0">
            <text:p/>
          </draw:polygon>
          <draw:polygon draw:style-name="gr1" draw:layer="layout" svg:width="0.087cm" svg:height="0.043cm" svg:x="0.857cm" svg:y="0.425cm" svg:viewBox="0 0 88 44" draw:points="88,44 88,39 86,34 84,29 83,24 81,20 79,17 76,14 73,11 70,8 66,7 63,4 59,3 55,1 52,0 47,0 43,0 39,0 35,0 31,1 27,3 23,4 20,7 16,8 13,11 10,14 8,17 5,20 3,24 2,29 0,34 0,39 0,44">
            <text:p/>
          </draw:polygon>
          <draw:polygon draw:style-name="gr1" draw:layer="layout" svg:width="0.043cm" svg:height="0.086cm" svg:x="0cm" svg:y="1.031cm" svg:viewBox="0 0 44 87" draw:points="44,0 38,0 34,0 29,2 24,3 21,5 17,7 14,10 11,13 8,16 6,20 4,23 2,27 1,30 1,35 0,39 0,43 0,47 1,52 1,55 2,59 4,63 6,66 8,69 11,74 14,76 17,79 21,81 24,83 29,84 34,86 38,87 44,87">
            <text:p/>
          </draw:polygon>
          <draw:polygon draw:style-name="gr1" draw:layer="layout" svg:width="0.727cm" svg:height="0.648cm" svg:x="0.044cm" svg:y="0.468cm" svg:viewBox="0 0 728 649" draw:points="642,0 642,16 641,31 640,47 638,63 637,78 635,92 632,107 628,121 626,135 622,150 618,164 614,178 609,191 604,205 599,218 593,230 587,243 580,255 573,268 567,280 559,292 552,304 543,315 536,326 526,337 517,347 509,358 499,368 490,378 478,388 469,397 459,407 448,416 436,425 425,434 413,442 401,450 390,457 376,466 364,473 352,480 338,486 325,493 311,500 299,505 285,511 270,516 256,522 240,527 226,530 211,536 196,539 181,543 165,546 149,549 133,552 117,554 100,556 84,558 68,560 51,561 34,563 17,563 0,563 0,649 18,649 37,648 56,647 74,645 92,644 111,642 129,640 147,638 164,634 182,630 200,626 217,623 234,618 251,614 268,608 284,603 299,597 315,591 330,585 346,578 362,570 377,563 392,555 407,548 422,539 435,530 449,522 463,512 476,502 490,493 502,483 515,472 527,462 538,450 551,438 562,428 573,415 584,403 594,391 604,377 614,365 623,351 632,338 640,324 649,310 657,295 664,281 671,267 678,251 684,236 690,220 695,205 700,188 705,172 710,156 714,140 717,123 720,106 722,89 724,71 726,53 727,35 728,17 728,0">
            <text:p/>
          </draw:polygon>
          <draw:polygon draw:style-name="gr1" draw:layer="layout" svg:width="0.085cm" svg:height="0.043cm" svg:x="0.686cm" svg:y="0.425cm" svg:viewBox="0 0 86 44" draw:points="86,44 86,39 85,34 84,29 82,24 80,20 78,17 75,14 73,11 70,8 66,7 63,4 58,3 55,1 50,0 46,0 43,0 39,0 35,0 31,1 26,3 23,4 19,7 16,8 12,11 10,14 7,17 5,20 2,24 2,29 0,34 0,39 0,44">
            <text:p/>
          </draw:polygon>
          <draw:polygon draw:style-name="gr1" draw:layer="layout" svg:width="0.042cm" svg:height="0.086cm" svg:x="2.611cm" svg:y="1.031cm" svg:viewBox="0 0 43 87" draw:points="0,87 5,87 10,86 14,84 19,83 23,81 26,79 29,76 32,74 35,69 37,66 39,63 40,59 42,55 43,52 43,47 43,43 43,39 43,35 42,30 40,27 39,23 37,20 35,16 32,13 29,10 26,7 23,5 19,3 14,2 10,0 5,0 0,0">
            <text:p/>
          </draw:polygon>
          <draw:polygon draw:style-name="gr1" draw:layer="layout" svg:width="0.727cm" svg:height="0.648cm" svg:x="1.884cm" svg:y="0.468cm" svg:viewBox="0 0 728 649" draw:points="0,0 0,17 0,35 1,53 3,71 5,89 8,106 11,123 14,140 17,156 22,172 27,188 32,205 37,220 43,236 49,251 56,266 63,281 70,295 78,310 87,324 95,338 104,351 114,365 123,377 133,391 143,403 154,415 165,428 177,438 188,450 200,462 213,472 225,483 237,493 251,502 264,512 278,522 292,530 305,539 319,548 334,555 350,563 365,570 380,578 396,585 411,591 428,597 444,603 460,608 477,614 494,618 511,623 528,626 545,630 562,634 580,638 598,640 616,642 634,644 652,645 671,647 690,648 709,649 728,649 728,563 709,563 693,563 676,561 660,560 642,558 626,556 610,554 594,552 578,549 562,546 547,543 531,539 516,536 501,530 487,527 472,522 457,516 443,511 430,505 416,500 402,493 389,486 375,480 362,473 350,466 338,457 326,450 314,442 302,434 291,425 280,416 269,407 258,397 247,388 237,378 228,368 219,358 210,347 201,337 192,326 184,315 175,304 168,292 160,280 153,268 147,255 140,243 135,231 129,218 123,205 118,191 114,178 109,164 105,150 101,135 97,121 95,107 93,92 90,78 89,63 87,47 87,31 85,16 85,0">
            <text:p/>
          </draw:polygon>
          <draw:polygon draw:style-name="gr1" draw:layer="layout" svg:width="0.086cm" svg:height="0.043cm" svg:x="1.884cm" svg:y="0.425cm" svg:viewBox="0 0 87 44" draw:points="87,44 87,39 86,34 84,29 83,24 81,20 78,17 76,14 74,11 70,8 66,7 62,4 59,3 55,1 51,0 47,0 42,0 39,0 34,0 30,1 27,3 23,4 19,7 16,8 12,11 10,14 7,17 5,20 3,24 1,29 0,34 0,39 0,44">
            <text:p/>
          </draw:polygon>
          <draw:polygon draw:style-name="gr1" draw:layer="layout" svg:width="0.043cm" svg:height="0.086cm" svg:x="1.027cm" svg:y="1.031cm" svg:viewBox="0 0 44 87" draw:points="44,0 38,0 33,0 28,2 24,3 21,5 16,7 13,10 11,13 8,16 6,20 4,23 3,27 2,30 1,35 1,39 0,43 1,47 1,52 2,55 3,59 4,63 6,66 8,69 11,74 13,76 16,79 21,81 24,83 28,84 33,86 38,87 44,87">
            <text:p/>
          </draw:polygon>
          <draw:polygon draw:style-name="gr1" draw:layer="layout" svg:width="0.728cm" svg:height="0.648cm" svg:x="1.07cm" svg:y="0.468cm" svg:viewBox="0 0 729 649" draw:points="643,0 643,16 642,31 641,47 639,63 638,78 636,92 633,107 630,121 627,135 623,150 619,164 615,178 610,191 605,205 600,218 594,230 588,243 581,255 575,268 567,280 561,292 553,304 544,315 536,326 528,337 519,347 510,358 500,368 490,378 481,388 469,397 459,407 449,416 437,425 427,434 414,442 403,450 391,457 378,466 365,473 353,480 338,486 325,493 312,500 299,505 285,511 270,516 256,522 241,527 226,530 210,536 196,539 181,543 164,546 149,549 133,552 117,554 100,556 84,558 67,560 51,561 34,563 17,563 0,563 0,649 18,649 37,648 56,647 74,645 93,644 111,642 128,640 147,638 164,634 182,630 199,626 217,623 234,618 250,614 267,608 283,603 300,597 316,591 332,585 348,578 363,570 378,563 393,555 408,548 422,539 436,530 450,522 464,512 477,502 490,493 503,483 516,472 528,462 540,450 552,438 563,428 574,415 584,403 595,391 605,377 615,365 624,351 633,338 642,324 650,310 658,295 664,281 672,267 678,251 684,236 691,220 696,205 701,188 706,172 710,156 714,140 717,123 720,106 723,89 725,71 727,53 727,35 728,17 729,0">
            <text:p/>
          </draw:polygon>
          <draw:polygon draw:style-name="gr1" draw:layer="layout" svg:width="0.085cm" svg:height="0.043cm" svg:x="1.713cm" svg:y="0.425cm" svg:viewBox="0 0 86 44" draw:points="86,44 86,39 84,34 84,29 82,24 80,20 77,17 75,14 72,11 68,8 65,7 62,4 58,3 55,1 50,0 46,0 42,0 38,0 34,0 29,1 26,3 22,4 19,7 15,8 12,11 9,14 7,17 5,20 3,24 2,29 0,34 0,39 0,44">
            <text:p/>
          </draw:polygon>
          <draw:polygon draw:style-name="gr2" draw:layer="layout" svg:width="2.881cm" svg:height="1.585cm" svg:x="0.014cm" svg:y="0.4cm" svg:viewBox="0 0 2882 1586" draw:points="247,0 2612,0 2882,246 2882,1357 2612,1586 235,1586 0,1357 0,246">
            <text:p/>
          </draw:polygon>
          <draw:polygon draw:style-name="gr3" draw:layer="layout" svg:width="2.378cm" svg:height="0.028cm" svg:x="0.261cm" svg:y="0.386cm" svg:viewBox="0 0 2379 29" draw:points="2375,3 2364,0 0,0 0,29 2364,29 2375,3 2364,29 2368,29 2370,28 2373,26 2375,25 2377,22 2377,20 2379,17 2379,15 2379,12 2377,10 2377,6 2375,4 2373,2 2370,1 2368,0 2364,0">
            <text:p/>
          </draw:polygon>
          <draw:polygon draw:style-name="gr3" draw:layer="layout" svg:width="0.293cm" svg:height="0.271cm" svg:x="2.616cm" svg:y="0.389cm" svg:viewBox="0 0 294 272" draw:points="293,258 288,247 19,0 0,20 269,268 293,258 269,268 270,269 271,270 273,271 274,272 278,272 280,272 283,272 285,270 287,269 288,268 290,265 292,263 293,261 294,258 293,254 292,252 290,249 288,247">
            <text:p/>
          </draw:polygon>
          <draw:polygon draw:style-name="gr3" draw:layer="layout" svg:width="0.029cm" svg:height="1.125cm" svg:x="2.88cm" svg:y="0.647cm" svg:viewBox="0 0 30 1126" draw:points="25,1122 30,1111 30,0 0,0 0,1111 25,1122 0,1111 0,1112 0,1115 1,1116 1,1117 2,1120 5,1122 7,1124 9,1125 12,1125 15,1126 17,1125 20,1125 23,1124 25,1122 27,1120 29,1117 30,1115 30,1111">
            <text:p/>
          </draw:polygon>
          <draw:polygon draw:style-name="gr3" draw:layer="layout" svg:width="0.293cm" svg:height="0.253cm" svg:x="2.611cm" svg:y="1.747cm" svg:viewBox="0 0 294 254" draw:points="13,252 24,250 294,22 274,0 5,228 13,252 5,228 2,231 1,233 0,235 0,239 0,241 0,244 1,247 3,249 5,250 7,251 10,252 12,254 15,254 17,252 21,252 24,250">
            <text:p/>
          </draw:polygon>
          <draw:polygon draw:style-name="gr3" draw:layer="layout" svg:width="2.39cm" svg:height="0.027cm" svg:x="0.235cm" svg:y="1.971cm" svg:viewBox="0 0 2391 28" draw:points="4,24 15,28 2391,28 2391,0 15,0 4,24 15,0 11,0 8,0 6,2 3,4 1,7 1,9 0,11 0,14 0,16 1,19 1,22 3,24 6,25 8,27 10,28 11,28 12,28 15,28">
            <text:p/>
          </draw:polygon>
          <draw:polygon draw:style-name="gr3" draw:layer="layout" svg:width="0.26cm" svg:height="0.253cm" svg:x="0cm" svg:y="1.743cm" svg:viewBox="0 0 261 254" draw:points="0,14 4,25 240,254 261,233 24,5 0,14 24,5 21,2 18,1 16,0 13,0 10,1 7,1 6,3 3,5 2,7 1,8 0,12 0,14 0,17 0,19 1,21 2,23 2,23 4,25">
            <text:p/>
          </draw:polygon>
          <draw:polygon draw:style-name="gr3" draw:layer="layout" svg:width="0.028cm" svg:height="1.125cm" svg:x="0cm" svg:y="0.632cm" svg:viewBox="0 0 29 1126" draw:points="3,3 0,14 0,1126 29,1126 29,14 3,3 29,14 29,10 28,7 26,5 24,3 21,2 19,0 16,0 14,0 11,0 8,0 6,2 4,3 2,5 1,7 0,10 0,14">
            <text:p/>
          </draw:polygon>
          <draw:polygon draw:style-name="gr3" draw:layer="layout" svg:width="0.272cm" svg:height="0.271cm" svg:x="0.004cm" svg:y="0.386cm" svg:viewBox="0 0 273 272" draw:points="258,0 248,4 0,251 20,272 269,24 258,0 269,24 269,22 271,22 271,20 272,19 273,15 273,13 272,10 271,8 270,6 269,4 266,2 264,1 262,0 259,0 257,0 253,0 250,2 248,4">
            <text:p/>
          </draw:polygon>
          <draw:polygon draw:style-name="gr4" draw:layer="layout" svg:width="2.748cm" svg:height="0.382cm" svg:x="0.261cm" svg:y="0.014cm" svg:viewBox="0 0 2749 383" draw:points="0,383 2364,383 2749,0 386,0">
            <text:p/>
          </draw:polygon>
          <draw:polygon draw:style-name="gr3" draw:layer="layout" svg:width="2.375cm" svg:height="0.029cm" svg:x="0.261cm" svg:y="0.382cm" svg:viewBox="0 0 2376 30" draw:points="2376,25 2365,0 0,0 0,30 2365,30">
            <text:p/>
          </draw:polygon>
          <draw:polygon draw:style-name="gr3" draw:layer="layout" svg:width="0.405cm" svg:height="0.406cm" svg:x="2.615cm" svg:y="0cm" svg:viewBox="0 0 406 407" draw:points="395,0 385,3 0,387 20,407 406,24">
            <text:p/>
          </draw:polygon>
          <draw:polygon draw:style-name="gr3" draw:layer="layout" svg:width="2.372cm" svg:height="0.028cm" svg:x="0.637cm" svg:y="0cm" svg:viewBox="0 0 2373 29" draw:points="0,3 10,29 2373,29 2373,0 10,0">
            <text:p/>
          </draw:polygon>
          <draw:polygon draw:style-name="gr3" draw:layer="layout" svg:width="0.406cm" svg:height="0.407cm" svg:x="0.252cm" svg:y="0.003cm" svg:viewBox="0 0 407 408" draw:points="9,408 20,403 407,20 386,0 0,383">
            <text:p/>
          </draw:polygon>
          <draw:polygon draw:style-name="gr5" draw:layer="layout" svg:width="0.643cm" svg:height="0.632cm" svg:x="2.614cm" svg:y="0.015cm" svg:viewBox="0 0 644 633" draw:points="0,386 268,633 644,256 384,0">
            <text:p/>
          </draw:polygon>
          <draw:polygon draw:style-name="gr3" draw:layer="layout" svg:width="0.289cm" svg:height="0.268cm" svg:x="2.604cm" svg:y="0.389cm" svg:viewBox="0 0 290 269" draw:points="290,268 290,247 19,0 0,20 270,269">
            <text:p/>
          </draw:polygon>
          <draw:polygon draw:style-name="gr3" draw:layer="layout" svg:width="0.394cm" svg:height="0.396cm" svg:x="2.872cm" svg:y="0.261cm" svg:viewBox="0 0 395 397" draw:points="395,0 374,0 0,376 20,397 395,20">
            <text:p/>
          </draw:polygon>
          <draw:polygon draw:style-name="gr3" draw:layer="layout" svg:width="0.279cm" svg:height="0.276cm" svg:x="2.988cm" svg:y="0.005cm" svg:viewBox="0 0 280 277" draw:points="0,0 0,20 259,277 280,256 20,0">
            <text:p/>
          </draw:polygon>
          <draw:polygon draw:style-name="gr3" draw:layer="layout" svg:width="0.404cm" svg:height="0.405cm" svg:x="2.604cm" svg:y="0.005cm" svg:viewBox="0 0 405 406" draw:points="0,406 19,406 405,20 384,0 0,385">
            <text:p/>
          </draw:polygon>
          <draw:polygon draw:style-name="gr1" draw:layer="layout" svg:width="2.693cm" svg:height="0.275cm" svg:x="0.113cm" svg:y="1.052cm" svg:viewBox="0 0 2694 276" draw:points="0,0 2694,0 2694,276 0,276">
            <text:p/>
          </draw:polygon>
          <draw:polygon draw:style-name="gr1" draw:layer="layout" svg:width="2.707cm" svg:height="0.029cm" svg:x="0.113cm" svg:y="1.037cm" svg:viewBox="0 0 2708 30" draw:points="2708,15 2694,0 0,0 0,30 2694,30 2708,15 2708,0 2694,0">
            <text:p/>
          </draw:polygon>
          <draw:polygon draw:style-name="gr1" draw:layer="layout" svg:width="0.029cm" svg:height="0.289cm" svg:x="2.792cm" svg:y="1.052cm" svg:viewBox="0 0 30 290" draw:points="15,290 30,275 30,0 0,0 0,275 15,290 30,290 30,275">
            <text:p/>
          </draw:polygon>
          <draw:polygon draw:style-name="gr1" draw:layer="layout" svg:width="2.707cm" svg:height="0.029cm" svg:x="0.099cm" svg:y="1.312cm" svg:viewBox="0 0 2708 30" draw:points="0,15 13,30 2708,30 2708,0 13,0 0,15 0,30 13,30">
            <text:p/>
          </draw:polygon>
          <draw:polygon draw:style-name="gr1" draw:layer="layout" svg:width="0.029cm" svg:height="0.29cm" svg:x="0.099cm" svg:y="1.037cm" svg:viewBox="0 0 30 291" draw:points="14,0 0,14 0,291 30,291 30,14 14,0 0,0 0,14">
            <text:p/>
          </draw:polygon>
          <draw:polygon draw:style-name="gr1" draw:layer="layout" svg:width="0.725cm" svg:height="0.689cm" svg:x="1cm" svg:y="0.54cm" svg:viewBox="0 0 726 690" draw:points="0,0 0,18 1,36 1,54 3,71 6,89 8,106 11,124 14,141 18,157 22,174 27,191 31,207 36,223 42,239 48,256 55,271 62,287 70,303 77,317 85,332 94,346 103,361 112,375 122,389 132,402 142,416 152,428 163,441 174,455 186,467 198,479 210,491 222,502 234,513 248,523 261,535 275,545 289,554 303,565 318,573 331,583 347,591 362,600 377,607 393,615 408,622 425,630 440,636 457,643 474,648 491,654 509,659 525,664 543,668 561,672 578,675 596,678 614,681 633,683 651,685 670,687 689,689 708,689 726,690 726,606 709,606 692,606 676,605 659,604 642,602 626,600 609,597 594,595 578,591 562,588 546,584 531,579 516,575 501,570 486,566 471,559 457,554 443,547 428,541 415,535 401,527 387,520 375,511 362,504 349,496 336,487 324,479 313,469 301,460 289,450 277,441 267,430 256,421 246,410 236,398 226,388 216,376 207,365 198,353 190,341 181,329 173,316 166,304 158,291 150,278 144,265 137,252 131,239 125,225 120,211 114,196 110,182 106,167 101,153 98,138 94,124 91,109 89,94 86,78 85,63 83,47 82,31 82,15 82,0">
            <text:p/>
          </draw:polygon>
          <draw:polygon draw:style-name="gr1" draw:layer="layout" svg:width="0.726cm" svg:height="0.646cm" svg:x="0.186cm" svg:y="0.54cm" svg:viewBox="0 0 727 647" draw:points="644,0 644,15 643,31 642,47 641,62 639,78 637,92 634,107 632,121 629,136 624,150 620,165 616,179 611,191 606,205 601,218 595,231 589,244 582,256 576,268 568,280 561,293 554,304 545,315 537,327 528,337 519,349 510,359 501,369 491,379 481,390 470,398 460,408 448,417 438,426 426,435 415,443 403,451 390,458 378,467 365,474 353,482 340,488 326,494 312,501 299,506 285,513 270,518 256,523 240,528 227,533 211,537 195,541 180,544 164,547 150,551 133,554 118,556 101,558 85,559 68,561 51,563 34,564 17,564 0,564 0,647 18,647 37,646 56,645 74,643 93,642 111,640 128,638 146,635 164,632 182,629 199,624 216,621 233,617 249,612 266,606 283,601 299,595 315,589 331,583 346,576 362,569 377,562 391,554 406,546 421,537 435,528 448,520 462,511 476,501 489,491 502,481 515,470 527,460 538,449 549,438 561,426 573,414 583,402 593,390 603,376 613,363 622,350 632,337 640,322 648,309 656,295 663,280 670,265 677,250 683,235 689,220 695,203 699,188 704,172 709,155 713,139 716,122 719,105 721,88 724,71 725,53 726,36 727,17 727,0">
            <text:p/>
          </draw:polygon>
          <draw:polygon draw:style-name="gr1" draw:layer="layout" svg:width="0.726cm" svg:height="0.646cm" svg:x="2.027cm" svg:y="0.54cm" svg:viewBox="0 0 727 647" draw:points="0,0 0,17 0,36 1,53 2,71 5,88 7,105 11,122 14,139 17,155 21,172 26,188 32,203 37,220 43,235 49,250 56,265 63,280 70,295 78,309 86,322 95,337 104,350 113,363 123,376 133,390 144,402 154,414 164,426 176,438 188,449 199,460 212,470 224,481 237,491 250,501 264,511 277,520 291,528 305,537 320,546 335,554 349,562 364,569 380,576 394,583 410,589 426,595 442,601 459,606 476,612 493,617 509,621 527,624 544,629 561,632 579,635 597,638 615,640 633,642 652,643 670,645 689,646 708,647 727,647 727,564 708,564 692,564 675,563 658,561 642,559 625,558 608,556 593,554 576,551 561,547 545,544 529,541 514,537 499,533 485,528 469,523 455,518 441,513 427,506 413,501 399,494 386,488 374,482 360,474 348,467 336,458 323,451 312,443 300,435 289,426 277,417 266,408 256,398 245,390 235,379 225,369 216,359 207,349 198,337 188,327 181,315 173,304 164,293 157,280 151,268 144,256 138,244 132,232 125,218 120,205 115,191 110,179 106,165 103,150 99,136 95,121 92,107 89,92 87,78 85,62 84,47 83,31 83,15 83,0">
            <text:p/>
          </draw:polygon>
          <draw:polygon draw:style-name="gr1" draw:layer="layout" svg:width="0.726cm" svg:height="0.646cm" svg:x="1.212cm" svg:y="0.54cm" svg:viewBox="0 0 727 647" draw:points="644,0 644,15 643,31 641,47 640,62 638,78 636,92 634,107 631,121 627,136 624,150 620,165 615,179 610,191 605,205 600,218 595,231 588,244 581,256 575,268 568,280 561,293 553,304 545,315 537,327 528,337 518,349 510,359 501,369 491,379 481,390 472,398 460,408 450,417 438,426 427,435 416,443 403,451 392,458 378,467 366,474 354,482 340,488 327,494 313,501 299,506 285,513 271,518 257,523 242,528 227,533 211,537 196,541 180,544 165,547 150,551 133,554 117,556 101,558 85,559 68,561 51,563 34,564 17,564 0,564 0,647 18,647 37,646 56,645 75,643 92,642 111,640 129,638 147,635 165,632 182,629 199,624 216,621 234,617 250,612 266,606 283,601 299,595 315,589 331,583 347,576 362,569 378,562 392,554 407,546 421,537 435,528 449,520 463,511 476,501 489,491 502,481 514,470 526,460 538,449 549,438 561,426 572,414 583,402 593,390 603,376 613,363 622,350 631,337 639,322 648,309 656,295 663,280 670,265 677,250 683,235 689,220 694,203 699,188 704,172 708,155 712,139 715,122 718,105 721,88 723,71 724,53 725,36 726,17 727,0">
            <text:p/>
          </draw:polygon>
          <draw:polygon draw:style-name="gr1" draw:layer="layout" svg:width="0.725cm" svg:height="0.643cm" svg:x="1cm" svg:y="1.193cm" svg:viewBox="0 0 726 644" draw:points="82,644 82,627 82,612 83,596 85,581 86,565 89,550 91,535 94,521 97,508 101,492 106,479 110,465 114,452 119,439 125,426 131,412 136,400 143,387 149,375 157,363 164,352 171,340 180,329 188,317 197,307 206,296 215,286 224,276 234,265 245,255 255,247 265,237 277,228 287,218 299,211 311,202 323,194 335,186 347,179 359,171 372,164 386,157 400,151 413,145 427,139 440,133 455,128 469,123 484,118 498,114 514,109 530,105 545,102 561,98 577,95 593,92 609,91 625,88 642,87 657,85 674,83 692,83 709,82 726,82 726,0 708,0 689,1 671,2 652,3 634,5 615,7 597,8 580,11 562,14 545,18 527,22 510,25 493,29 476,34 459,39 443,44 427,51 410,56 394,63 379,70 364,77 349,84 334,92 319,99 304,108 290,116 277,125 263,133 250,144 236,153 224,164 211,174 198,184 188,196 175,206 164,218 154,230 143,242 132,254 123,268 113,281 104,293 94,307 86,321 78,334 70,349 63,363 55,378 49,393 42,408 36,424 31,439 27,455 22,472 18,487 14,504 11,520 8,537 6,554 3,571 1,589 1,607 0,625 0,644">
            <text:p/>
          </draw:polygon>
          <draw:polygon draw:style-name="gr1" draw:layer="layout" svg:width="0.726cm" svg:height="0.643cm" svg:x="0.186cm" svg:y="1.193cm" svg:viewBox="0 0 727 644" draw:points="727,644 727,625 726,607 725,589 724,571 721,554 719,537 716,520 713,504 709,487 704,472 699,455 695,439 689,424 683,408 677,393 670,378 663,363 656,349 648,334 640,321 632,307 622,293 613,281 603,268 593,254 583,242 573,230 561,218 549,206 538,196 525,184 515,174 501,164 489,153 476,144 462,133 448,125 435,116 420,108 406,99 391,92 377,83 361,77 346,70 331,63 315,56 299,51 283,44 266,39 249,34 232,29 215,25 199,22 181,18 164,14 146,11 128,8 111,7 93,5 74,3 56,2 37,1 18,0 0,0 0,82 17,82 34,83 51,83 68,85 85,87 101,88 118,91 134,92 150,95 165,98 180,102 195,105 211,109 227,114 242,118 256,123 271,128 285,133 299,139 312,145 327,151 340,157 353,164 365,171 378,179 390,186 403,194 415,202 426,211 438,218 448,228 460,237 471,247 481,255 491,265 501,276 510,286 520,296 528,307 537,317 545,329 554,340 561,352 568,363 576,375 582,387 589,400 595,412 601,425 606,439 611,452 616,465 620,479 624,492 629,508 632,521 634,535 637,550 639,565 641,581 642,596 643,612 644,627 644,644">
            <text:p/>
          </draw:polygon>
          <draw:polygon draw:style-name="gr1" draw:layer="layout" svg:width="0.726cm" svg:height="0.643cm" svg:x="2.027cm" svg:y="1.193cm" svg:viewBox="0 0 727 644" draw:points="83,644 83,627 83,612 84,596 85,581 87,565 89,550 92,535 95,521 99,508 101,492 106,479 110,465 115,452 120,439 125,425 132,412 138,400 144,387 150,375 157,363 164,352 173,340 181,329 188,317 198,307 207,296 216,286 224,276 235,265 245,255 255,247 265,237 277,228 288,218 300,211 312,202 323,194 336,186 348,179 360,171 373,164 386,157 399,151 413,145 426,139 441,133 455,128 469,123 483,118 498,114 514,109 529,105 545,102 561,98 576,95 593,92 608,91 625,88 642,87 658,85 675,83 692,83 709,82 727,82 727,0 708,0 689,1 670,2 652,3 633,5 615,7 597,8 580,11 561,14 544,18 527,22 509,25 493,29 476,34 459,39 442,44 426,51 411,56 395,63 380,70 365,77 349,84 335,92 320,99 305,108 291,116 278,125 264,133 250,144 237,153 224,164 212,174 199,184 188,196 176,206 164,218 154,230 144,242 133,254 123,268 113,281 104,293 95,307 86,321 79,334 70,349 63,363 56,378 49,393 43,408 37,424 32,439 26,455 21,472 17,487 14,504 11,520 7,537 5,554 2,571 1,589 0,607 0,625 0,644">
            <text:p/>
          </draw:polygon>
          <draw:polygon draw:style-name="gr1" draw:layer="layout" svg:width="0.726cm" svg:height="0.643cm" svg:x="1.212cm" svg:y="1.193cm" svg:viewBox="0 0 727 644" draw:points="727,644 726,625 725,607 724,589 723,571 721,554 718,537 715,520 712,504 708,487 704,472 699,455 694,439 689,424 683,408 677,393 670,378 663,363 656,349 648,334 639,321 631,307 622,293 612,281 603,268 593,254 583,242 572,230 561,218 549,206 538,196 526,184 514,174 501,164 489,153 476,144 463,133 449,125 435,116 421,108 407,99 392,92 378,83 362,77 347,70 331,63 315,56 299,51 283,44 266,39 250,34 232,29 216,25 199,22 182,18 164,14 147,11 129,8 111,7 92,5 75,3 56,2 37,1 19,0 0,0 0,82 17,82 34,83 51,83 68,85 85,87 101,88 117,91 133,92 150,95 165,98 180,102 196,105 211,109 227,114 242,118 257,123 271,128 285,133 299,139 313,145 327,151 340,157 354,164 366,171 379,179 392,186 404,194 416,202 427,211 438,218 450,228 460,237 472,247 482,255 491,265 501,276 510,286 520,296 528,307 537,317 545,329 553,340 561,352 568,363 575,375 581,387 588,400 595,412 600,425 605,439 610,452 615,465 620,479 624,492 627,508 631,521 634,535 636,550 638,565 640,581 641,596 643,612 644,627 644,644">
            <text:p/>
          </draw:polygon>
          <draw:polygon draw:style-name="gr6" draw:layer="layout" svg:width="0.369cm" svg:height="1.489cm" svg:x="2.882cm" svg:y="0.276cm" svg:viewBox="0 0 370 1490" draw:points="0,370 0,1490 370,1120 370,0">
            <text:p/>
          </draw:polygon>
          <draw:polygon draw:style-name="gr3" draw:layer="layout" svg:width="0.029cm" svg:height="1.153cm" svg:x="2.868cm" svg:y="0.647cm" svg:viewBox="0 0 30 1154" draw:points="25,1130 30,1119 30,0 0,0 0,1119 25,1130 0,1119 0,1154">
            <text:p/>
          </draw:polygon>
          <draw:polygon draw:style-name="gr3" draw:layer="layout" svg:width="0.393cm" svg:height="0.39cm" svg:x="2.872cm" svg:y="1.387cm" svg:viewBox="0 0 394 391" draw:points="394,9 368,0 0,370 20,391 390,20 394,9 390,20 394,15">
            <text:p/>
          </draw:polygon>
          <draw:polygon draw:style-name="gr3" draw:layer="layout" svg:width="0.028cm" svg:height="1.154cm" svg:x="3.237cm" svg:y="0.242cm" svg:viewBox="0 0 29 1155" draw:points="2,24 0,34 0,1155 29,1155 29,34 2,24 29,34 29,0">
            <text:p/>
          </draw:polygon>
          <draw:polygon draw:style-name="gr3" draw:layer="layout" svg:width="0.394cm" svg:height="0.39cm" svg:x="2.868cm" svg:y="0.266cm" svg:viewBox="0 0 395 391" draw:points="0,380 24,391 395,19 373,0 4,370 0,380 4,370 0,37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15200</dc:title>
    <meta:creation-date>2011-02-07T16:37:35</meta:creation-date>
    <meta:editing-duration>P0D</meta:editing-duration>
    <meta:editing-cycles>1</meta:editing-cycles>
    <meta:document-statistic meta:object-count="53"/>
    <meta:generator>OpenOffice.org/3.3$Linux OpenOffice.org_project/330m20$Build-9567</meta:generator>
  </office:meta>
</office:document-meta>
</file>